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7, 2021 (11:33: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Create a new project and do the following in Main.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between-condition-types"/>Deciding Between Condition Types<text:bookmark-end text:name="deciding-between-condition-types"/></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33:46Z</meta:creation-date>
    <dc:date>2021-06-08T03:33:46Z</dc:date>
    <meta:user-defined meta:name="date" meta:value-type="string">June   7, 2021 (11:33: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